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Calibri" svg:font-family="Calibri"/>
    <style:font-face style:name="Arial Unicode MS1" svg:font-family="'Arial Unicode MS'" style:font-family-generic="swiss"/>
    <style:font-face style:name="Courier New1" svg:font-family="'Courier New'" style:font-adornments="Regular" style:font-pitch="variable"/>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Heading_20_2">
      <style:paragraph-properties fo:text-align="justify" style:justify-single-word="false"/>
      <style:text-properties fo:language="en" fo:country="IN"/>
    </style:style>
    <style:style style:name="P4" style:family="paragraph" style:parent-style-name="Heading_20_3">
      <style:paragraph-properties fo:text-align="justify" style:justify-single-word="false"/>
    </style:style>
    <style:style style:name="P5" style:family="paragraph" style:parent-style-name="Heading_20_3">
      <style:paragraph-properties fo:text-align="justify" style:justify-single-word="false"/>
      <style:text-properties fo:language="en" fo:country="IN"/>
    </style:style>
    <style:style style:name="P6" style:family="paragraph" style:parent-style-name="Heading_20_4">
      <style:paragraph-properties fo:text-align="justify" style:justify-single-word="false"/>
      <style:text-properties fo:language="en" fo:country="IN"/>
    </style:style>
    <style:style style:name="P7" style:family="paragraph" style:parent-style-name="Heading_20_4">
      <style:paragraph-properties fo:text-align="justify" style:justify-single-word="false"/>
      <style:text-properties fo:language="en" fo:country="IN" fo:font-style="normal" style:font-style-asian="normal" style:font-style-complex="normal"/>
    </style:style>
    <style:style style:name="P8" style:family="paragraph" style:parent-style-name="Heading_20_5">
      <style:paragraph-properties fo:text-align="justify" style:justify-single-word="false"/>
      <style:text-properties fo:language="en" fo:country="IN"/>
    </style:style>
    <style:style style:name="P9" style:family="paragraph" style:parent-style-name="Heading_20_6">
      <style:paragraph-properties fo:orphans="0" fo:widows="0"/>
      <style:text-properties fo:language="en" fo:country="IN" style:font-name-asian="Times New Roman" style:language-asian="en" style:country-asian="IN" style:language-complex="mr" style:country-complex="IN"/>
    </style:style>
    <style:style style:name="P10" style:family="paragraph" style:parent-style-name="List_20_Paragraph">
      <style:paragraph-properties fo:text-align="justify" style:justify-single-word="false"/>
      <style:text-properties fo:language="en" fo:country="IN"/>
    </style:style>
    <style:style style:name="P11" style:family="paragraph" style:parent-style-name="List_20_Paragraph">
      <style:paragraph-properties fo:margin-left="0cm" fo:margin-right="0cm" fo:text-align="justify" style:justify-single-word="false" fo:text-indent="0cm" style:auto-text-indent="false"/>
      <style:text-properties fo:language="en" fo:country="IN"/>
    </style:style>
    <style:style style:name="P12"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1" fo:font-size="11pt" fo:language="en" fo:country="IN" fo:font-weight="bold" style:letter-kerning="false" style:font-name-asian="Calibri2" style:font-size-asian="11pt" style:language-asian="en" style:country-asian="US" style:font-weight-asian="bold" style:font-name-complex="Mangal" style:font-size-complex="11pt" style:language-complex="ar" style:country-complex="SA"/>
    </style:style>
    <style:style style:name="P13"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1" fo:font-size="11pt" fo:language="en" fo:country="IN" style:letter-kerning="false" style:font-name-asian="Calibri2" style:font-size-asian="11pt" style:language-asian="en" style:country-asian="US" style:font-name-complex="Mangal" style:font-size-complex="11pt" style:language-complex="ar" style:country-complex="SA"/>
    </style:style>
    <style:style style:name="P14" style:family="paragraph" style:parent-style-name="List_20_Paragraph">
      <style:paragraph-properties fo:margin-left="0.635cm" fo:margin-right="0cm" fo:text-align="justify" style:justify-single-word="false" fo:text-indent="0cm" style:auto-text-indent="false"/>
      <style:text-properties fo:language="en" fo:country="IN"/>
    </style:style>
    <style:style style:name="P15" style:family="paragraph" style:parent-style-name="List_20_Paragraph">
      <loext:graphic-properties draw:fill="solid" draw:fill-color="#ffffff"/>
      <style:paragraph-properties fo:margin-left="0.635cm" fo:margin-right="0cm" fo:margin-top="0cm" fo:margin-bottom="0cm" style:contextual-spacing="true" fo:line-height="100%" fo:text-align="justify" style:justify-single-word="false" fo:text-indent="0cm" style:auto-text-indent="false" fo:background-color="#ffffff"/>
      <style:text-properties fo:language="en" fo:country="IN"/>
    </style:style>
    <style:style style:name="P16" style:family="paragraph" style:parent-style-name="Standard">
      <style:paragraph-properties fo:margin-left="0.635cm" fo:margin-right="0cm" fo:text-align="justify" style:justify-single-word="false" fo:text-indent="0cm" style:auto-text-indent="false"/>
      <style:text-properties fo:language="en" fo:country="IN"/>
    </style:style>
    <style:style style:name="P17" style:family="paragraph" style:parent-style-name="Standard">
      <loext:graphic-properties draw:fill="solid" draw:fill-color="#ffffff"/>
      <style:paragraph-properties fo:margin-left="0.635cm" fo:margin-right="0cm" fo:margin-top="0cm" fo:margin-bottom="0cm" style:contextual-spacing="false" fo:line-height="100%" fo:text-align="justify" style:justify-single-word="false" fo:text-indent="0cm" style:auto-text-indent="false" fo:background-color="#ffffff"/>
      <style:text-properties fo:language="en" fo:country="IN"/>
    </style:style>
    <style:style style:name="P18" style:family="paragraph" style:parent-style-name="List_20_Paragraph">
      <style:paragraph-properties fo:margin-left="0.199cm" fo:margin-right="0.199cm" fo:margin-top="0cm" fo:margin-bottom="0cm" style:contextual-spacing="true" fo:line-height="100%" fo:text-align="justify" style:justify-single-word="false" fo:orphans="2" fo:widows="2" fo:text-indent="0cm" style:auto-text-indent="false"/>
      <style:text-properties style:font-name="Calibri1" fo:font-size="11pt" fo:language="en" fo:country="IN" fo:font-weight="bold" style:letter-kerning="false" style:font-name-asian="Calibri2" style:font-size-asian="11pt" style:language-asian="en" style:country-asian="US" style:font-weight-asian="bold" style:font-name-complex="Mangal" style:font-size-complex="11pt" style:language-complex="ar" style:country-complex="SA"/>
    </style:style>
    <style:style style:name="P19" style:family="paragraph" style:parent-style-name="Standard">
      <style:text-properties fo:language="en" fo:country="IN"/>
    </style:style>
    <style:style style:name="P20" style:family="paragraph" style:parent-style-name="Standard">
      <style:paragraph-properties fo:text-align="justify" style:justify-single-word="false"/>
      <style:text-properties fo:language="en" fo:country="IN"/>
    </style:style>
    <style:style style:name="P21" style:family="paragraph" style:parent-style-name="Standard">
      <style:paragraph-properties fo:text-align="justify" style:justify-single-word="false"/>
      <style:text-properties fo:language="en" fo:country="IN" fo:font-weight="bold" style:font-weight-asian="bold"/>
    </style:style>
    <style:style style:name="P22" style:family="paragraph" style:parent-style-name="Standard">
      <style:paragraph-properties fo:text-align="justify" style:justify-single-word="false"/>
      <style:text-properties fo:language="en" fo:country="IN" fo:background-color="#ffff00"/>
    </style:style>
    <style:style style:name="P23" style:family="paragraph" style:parent-style-name="Standard">
      <style:paragraph-properties fo:text-align="justify" style:justify-single-word="false"/>
      <style:text-properties fo:language="en" fo:country="IN" fo:font-style="italic" style:font-style-asian="italic"/>
    </style:style>
    <style:style style:name="P24" style:family="paragraph" style:parent-style-name="Standard">
      <style:paragraph-properties fo:text-align="justify" style:justify-single-word="false"/>
      <style:text-properties style:font-name="Courier New" fo:font-size="9pt" fo:language="en" fo:country="IN" style:font-size-asian="9pt" style:font-name-complex="Courier New2" style:font-size-complex="9pt"/>
    </style:style>
    <style:style style:name="P25"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Calibri1" fo:font-size="11pt" fo:language="en" fo:country="IN" style:letter-kerning="false" style:font-name-asian="Calibri2" style:font-size-asian="11pt" style:language-asian="en" style:country-asian="US" style:font-name-complex="Mangal" style:font-size-complex="11pt" style:language-complex="ar" style:country-complex="SA"/>
    </style:style>
    <style:style style:name="P26" style:family="paragraph" style:parent-style-name="Standard">
      <style:paragraph-properties fo:margin-top="0cm" fo:margin-bottom="0cm" style:contextual-spacing="false" fo:line-height="100%" fo:text-align="justify" style:justify-single-word="false" fo:orphans="0" fo:widows="0"/>
      <style:text-properties fo:color="#000000" loext:opacity="100%" fo:font-size="9pt" fo:language="en" fo:country="IN" style:font-name-asian="Times New Roman" style:font-size-asian="9pt" style:language-asian="en" style:country-asian="IN" style:font-name-complex="Calibri2" style:font-size-complex="9pt" style:language-complex="mr" style:country-complex="IN"/>
    </style:style>
    <style:style style:name="P27"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en" fo:country="IN" style:font-name-asian="Times New Roman" style:font-name-complex="Courier New2"/>
    </style:style>
    <style:style style:name="P28" style:family="paragraph" style:parent-style-name="Standard">
      <style:paragraph-properties fo:margin-top="0cm" fo:margin-bottom="0cm" style:contextual-spacing="false" fo:text-align="justify" style:justify-single-word="false"/>
      <style:text-properties fo:color="#000000" loext:opacity="100%" style:font-name="Courier New" fo:language="en" fo:country="IN" style:font-name-asian="Times New Roman" style:font-name-complex="Courier New2"/>
    </style:style>
    <style:style style:name="P29" style:family="paragraph" style:parent-style-name="Standard">
      <style:paragraph-properties fo:margin-top="0cm" fo:margin-bottom="0cm" style:contextual-spacing="false" fo:line-height="100%" fo:text-align="justify" style:justify-single-word="false" fo:orphans="0" fo:widows="0"/>
      <style:text-properties fo:color="#ff0000" loext:opacity="100%" fo:font-size="9pt" fo:language="en" fo:country="IN" fo:background-color="#c0c0c0" style:font-name-asian="Times New Roman" style:font-size-asian="9pt" style:language-asian="en" style:country-asian="IN" style:font-name-complex="Calibri2" style:font-size-complex="9pt" style:language-complex="mr" style:country-complex="IN"/>
    </style:style>
    <style:style style:name="P30" style:family="paragraph" style:parent-style-name="Standard">
      <style:paragraph-properties fo:margin-top="0cm" fo:margin-bottom="0cm" style:contextual-spacing="false" fo:text-align="justify" style:justify-single-word="false"/>
      <style:text-properties style:font-name="Courier New" fo:font-size="9pt" fo:language="en" fo:country="IN" style:font-size-asian="9pt" style:font-name-complex="Courier New2" style:font-size-complex="9pt"/>
    </style:style>
    <style:style style:name="P31" style:family="paragraph" style:parent-style-name="Standard">
      <style:paragraph-properties fo:margin-top="0cm" fo:margin-bottom="0cm" style:contextual-spacing="false" fo:text-align="justify" style:justify-single-word="false"/>
      <style:text-properties style:font-name="Courier New" fo:font-size="10pt" fo:language="en" fo:country="IN" style:font-size-asian="10pt" style:font-name-complex="Courier New2" style:font-size-complex="10pt"/>
    </style:style>
    <style:style style:name="P32" style:family="paragraph" style:parent-style-name="Standard">
      <style:paragraph-properties fo:margin-top="0cm" fo:margin-bottom="0cm" style:contextual-spacing="false" fo:text-align="justify" style:justify-single-word="false"/>
      <style:text-properties fo:color="#767171" loext:opacity="100%" style:font-name="Courier New" fo:font-size="9pt" fo:language="en" fo:country="IN" style:font-size-asian="9pt" style:font-name-complex="Courier New2" style:font-size-complex="9pt"/>
    </style:style>
    <style:style style:name="P33" style:family="paragraph" style:parent-style-name="Standard">
      <style:paragraph-properties fo:margin-top="0cm" fo:margin-bottom="0cm" style:contextual-spacing="false" fo:text-align="justify" style:justify-single-word="false"/>
      <style:text-properties fo:color="#8496b0" loext:opacity="100%" style:font-name="Courier New" fo:font-size="9pt" fo:language="en" fo:country="IN" style:font-size-asian="9pt" style:font-name-complex="Courier New2" style:font-size-complex="9pt"/>
    </style:style>
    <style:style style:name="P34" style:family="paragraph" style:parent-style-name="Standard">
      <style:paragraph-properties fo:margin-top="0cm" fo:margin-bottom="0cm" style:contextual-spacing="false" fo:text-align="justify" style:justify-single-word="false"/>
      <style:text-properties fo:language="en" fo:country="IN"/>
    </style:style>
    <style:style style:name="P35" style:family="paragraph" style:parent-style-name="Standard">
      <style:paragraph-properties fo:margin-top="0cm" fo:margin-bottom="0cm" style:contextual-spacing="false" fo:text-align="justify" style:justify-single-word="false"/>
      <style:text-properties fo:language="en" fo:country="IN" fo:font-style="italic" style:font-style-asian="italic"/>
    </style:style>
    <style:style style:name="P36"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language="en" fo:country="IN"/>
    </style:style>
    <style:style style:name="P37"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2" style:font-size-complex="9pt"/>
    </style:style>
    <style:style style:name="P38"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language="en" fo:country="IN"/>
    </style:style>
    <style:style style:name="P39"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color="#8496b0" loext:opacity="100%" style:font-name="Courier New" fo:font-size="9pt" fo:language="en" fo:country="IN" style:font-size-asian="9pt" style:font-name-complex="Courier New2" style:font-size-complex="9pt"/>
    </style:style>
    <style:style style:name="P40" style:family="paragraph" style:parent-style-name="Standard">
      <style:paragraph-properties fo:margin-left="1.27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2" style:font-size-complex="9pt"/>
    </style:style>
    <style:style style:name="P41"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fo:color="#8496b0" loext:opacity="100%" style:font-name="Courier New" fo:font-size="9pt" fo:language="en" fo:country="IN" style:font-size-asian="9pt" style:font-name-complex="Courier New2" style:font-size-complex="9pt"/>
    </style:style>
    <style:style style:name="P42"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9pt" fo:language="en" fo:country="IN" style:font-size-asian="9pt" style:font-name-complex="Courier New2" style:font-size-complex="9pt"/>
    </style:style>
    <style:style style:name="P43"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10pt" fo:language="en" fo:country="IN" style:font-size-asian="10pt" style:font-name-complex="Courier New2" style:font-size-complex="10pt"/>
    </style:style>
    <style:style style:name="P44" style:family="paragraph" style:parent-style-name="Standard">
      <style:paragraph-properties fo:margin-left="0cm" fo:margin-right="0cm" fo:text-align="justify" style:justify-single-word="false" fo:text-indent="0.635cm" style:auto-text-indent="false"/>
      <style:text-properties fo:language="en" fo:country="IN" fo:font-weight="bold" style:font-weight-asian="bold"/>
    </style:style>
    <style:style style:name="P45" style:family="paragraph" style:parent-style-name="Standard">
      <style:paragraph-properties fo:margin-left="0cm" fo:margin-right="0cm" fo:text-align="justify" style:justify-single-word="false" fo:text-indent="0.635cm" style:auto-text-indent="false"/>
      <style:text-properties fo:language="en" fo:country="IN" style:font-weight-complex="bold"/>
    </style:style>
    <style:style style:name="P46" style:family="paragraph" style:parent-style-name="Standard">
      <style:paragraph-properties fo:margin-left="0cm" fo:margin-right="0cm" fo:text-align="justify" style:justify-single-word="false" fo:text-indent="0.635cm" style:auto-text-indent="false"/>
      <style:text-properties fo:language="en" fo:country="IN"/>
    </style:style>
    <style:style style:name="P47" style:family="paragraph" style:parent-style-name="Standard">
      <style:paragraph-properties fo:margin-left="0cm" fo:margin-right="0cm" fo:text-align="justify" style:justify-single-word="false" fo:text-indent="0.635cm" style:auto-text-indent="false"/>
      <style:text-properties fo:color="#222222" loext:opacity="100%" fo:language="en" fo:country="IN" fo:background-color="#ffffff" style:font-name-complex="Calibri2" style:font-weight-complex="bold"/>
    </style:style>
    <style:style style:name="P48" style:family="paragraph" style:parent-style-name="Standard">
      <loext:graphic-properties draw:fill="solid" draw:fill-color="#ffffff"/>
      <style:paragraph-properties fo:margin-left="1.616cm" fo:margin-right="0cm" fo:margin-top="0cm" fo:margin-bottom="0cm" style:contextual-spacing="false" fo:line-height="100%" fo:text-align="justify"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en" fo:country="IN" style:font-name-asian="Times New Roman" style:font-name-complex="Courier New2"/>
    </style:style>
    <style:style style:name="P49"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text-indent="0.088cm" style:auto-text-indent="false" fo:background-color="#ffffff"/>
      <style:text-properties fo:language="en" fo:country="IN"/>
    </style:style>
    <style:style style:name="P50" style:family="paragraph" style:parent-style-name="Heading_20_1">
      <style:paragraph-properties fo:break-before="page"/>
    </style:style>
    <style:style style:name="P51" style:family="paragraph" style:parent-style-name="Frame_20_contents">
      <style:text-properties fo:color="#000000" loext:opacity="100%" fo:language="en" fo:country="IN"/>
    </style:style>
    <style:style style:name="P52" style:family="paragraph" style:parent-style-name="List_20_Paragraph" style:list-style-name="WWNum11">
      <style:paragraph-properties fo:text-align="justify" style:justify-single-word="false"/>
      <style:text-properties fo:language="en" fo:country="IN"/>
    </style:style>
    <style:style style:name="P53" style:family="paragraph" style:parent-style-name="List_20_Paragraph" style:list-style-name="WWNum90">
      <style:paragraph-properties fo:text-align="justify" style:justify-single-word="false"/>
      <style:text-properties fo:language="en" fo:country="IN"/>
    </style:style>
    <style:style style:name="P54" style:family="paragraph" style:parent-style-name="List_20_Paragraph" style:list-style-name="WWNum91">
      <style:paragraph-properties fo:text-align="justify" style:justify-single-word="false"/>
      <style:text-properties fo:language="en" fo:country="IN"/>
    </style:style>
    <style:style style:name="P55" style:family="paragraph" style:parent-style-name="List_20_Paragraph" style:list-style-name="WWNum37">
      <style:paragraph-properties fo:text-align="justify" style:justify-single-word="false"/>
      <style:text-properties fo:language="en" fo:country="IN"/>
    </style:style>
    <style:style style:name="P56" style:family="paragraph" style:parent-style-name="List_20_Paragraph" style:list-style-name="WWNum13">
      <style:paragraph-properties fo:text-align="justify" style:justify-single-word="false"/>
      <style:text-properties fo:language="en" fo:country="IN"/>
    </style:style>
    <style:style style:name="P57" style:family="paragraph" style:parent-style-name="List_20_Paragraph" style:list-style-name="WWNum92">
      <style:paragraph-properties fo:text-align="justify" style:justify-single-word="false"/>
      <style:text-properties fo:language="en" fo:country="IN"/>
    </style:style>
    <style:style style:name="P58" style:family="paragraph" style:parent-style-name="List_20_Paragraph" style:list-style-name="WWNum20">
      <style:paragraph-properties fo:text-align="justify" style:justify-single-word="false"/>
      <style:text-properties fo:language="en" fo:country="IN"/>
    </style:style>
    <style:style style:name="P59" style:family="paragraph" style:parent-style-name="List_20_Paragraph" style:list-style-name="WWNum25">
      <style:paragraph-properties fo:text-align="justify" style:justify-single-word="false"/>
      <style:text-properties fo:language="en" fo:country="IN"/>
    </style:style>
    <style:style style:name="P60" style:family="paragraph" style:parent-style-name="List_20_Paragraph" style:list-style-name="WWNum23">
      <style:paragraph-properties fo:text-align="justify" style:justify-single-word="false"/>
      <style:text-properties fo:language="en" fo:country="IN"/>
    </style:style>
    <style:style style:name="P61" style:family="paragraph" style:parent-style-name="List_20_Paragraph" style:list-style-name="WWNum74">
      <style:paragraph-properties fo:text-align="justify" style:justify-single-word="false"/>
      <style:text-properties fo:language="en" fo:country="IN"/>
    </style:style>
    <style:style style:name="P62" style:family="paragraph" style:parent-style-name="List_20_Paragraph" style:list-style-name="WWNum75">
      <style:paragraph-properties fo:text-align="justify" style:justify-single-word="false"/>
      <style:text-properties fo:language="en" fo:country="IN"/>
    </style:style>
    <style:style style:name="P63" style:family="paragraph" style:parent-style-name="List_20_Paragraph" style:list-style-name="WWNum76">
      <style:paragraph-properties fo:text-align="justify" style:justify-single-word="false"/>
      <style:text-properties fo:language="en" fo:country="IN"/>
    </style:style>
    <style:style style:name="P64" style:family="paragraph" style:parent-style-name="List_20_Paragraph" style:list-style-name="WWNum77">
      <style:paragraph-properties fo:text-align="justify" style:justify-single-word="false"/>
      <style:text-properties fo:language="en" fo:country="IN"/>
    </style:style>
    <style:style style:name="P65" style:family="paragraph" style:parent-style-name="List_20_Paragraph" style:list-style-name="WWNum78">
      <style:paragraph-properties fo:text-align="justify" style:justify-single-word="false"/>
      <style:text-properties fo:language="en" fo:country="IN"/>
    </style:style>
    <style:style style:name="P66" style:family="paragraph" style:parent-style-name="List_20_Paragraph" style:list-style-name="WWNum79">
      <style:paragraph-properties fo:text-align="justify" style:justify-single-word="false"/>
      <style:text-properties fo:language="en" fo:country="IN"/>
    </style:style>
    <style:style style:name="P67" style:family="paragraph" style:parent-style-name="List_20_Paragraph" style:list-style-name="WWNum80">
      <style:paragraph-properties fo:text-align="justify" style:justify-single-word="false"/>
      <style:text-properties fo:language="en" fo:country="IN"/>
    </style:style>
    <style:style style:name="P68" style:family="paragraph" style:parent-style-name="List_20_Paragraph" style:list-style-name="WWNum81">
      <style:paragraph-properties fo:text-align="justify" style:justify-single-word="false"/>
      <style:text-properties fo:language="en" fo:country="IN"/>
    </style:style>
    <style:style style:name="P69" style:family="paragraph" style:parent-style-name="List_20_Paragraph" style:list-style-name="WWNum83">
      <style:paragraph-properties fo:text-align="justify" style:justify-single-word="false"/>
      <style:text-properties fo:language="en" fo:country="IN"/>
    </style:style>
    <style:style style:name="P70" style:family="paragraph" style:parent-style-name="List_20_Paragraph" style:list-style-name="WWNum82">
      <style:paragraph-properties fo:text-align="justify" style:justify-single-word="false"/>
      <style:text-properties fo:language="en" fo:country="IN"/>
    </style:style>
    <style:style style:name="P71" style:family="paragraph" style:parent-style-name="List_20_Paragraph" style:list-style-name="WWNum84">
      <style:paragraph-properties fo:text-align="justify" style:justify-single-word="false"/>
      <style:text-properties fo:language="en" fo:country="IN"/>
    </style:style>
    <style:style style:name="P72" style:family="paragraph" style:parent-style-name="List_20_Paragraph" style:list-style-name="WWNum55">
      <style:paragraph-properties fo:text-align="justify" style:justify-single-word="false"/>
      <style:text-properties fo:language="en" fo:country="IN"/>
    </style:style>
    <style:style style:name="P73" style:family="paragraph" style:parent-style-name="List_20_Paragraph" style:list-style-name="WWNum49">
      <style:paragraph-properties fo:text-align="justify" style:justify-single-word="false"/>
      <style:text-properties fo:language="en" fo:country="IN"/>
    </style:style>
    <style:style style:name="P74" style:family="paragraph" style:parent-style-name="List_20_Paragraph" style:list-style-name="WWNum47">
      <style:paragraph-properties fo:text-align="justify" style:justify-single-word="false"/>
      <style:text-properties fo:language="en" fo:country="IN"/>
    </style:style>
    <style:style style:name="P75" style:family="paragraph" style:parent-style-name="List_20_Paragraph" style:list-style-name="WWNum57">
      <style:paragraph-properties fo:text-align="justify" style:justify-single-word="false"/>
      <style:text-properties fo:language="en" fo:country="IN"/>
    </style:style>
    <style:style style:name="P76" style:family="paragraph" style:parent-style-name="List_20_Paragraph" style:list-style-name="WWNum58">
      <style:paragraph-properties fo:text-align="justify" style:justify-single-word="false"/>
      <style:text-properties fo:language="en" fo:country="IN"/>
    </style:style>
    <style:style style:name="P77" style:family="paragraph" style:parent-style-name="List_20_Paragraph" style:list-style-name="WWNum59">
      <style:paragraph-properties fo:text-align="justify" style:justify-single-word="false"/>
      <style:text-properties fo:language="en" fo:country="IN"/>
    </style:style>
    <style:style style:name="P78" style:family="paragraph" style:parent-style-name="List_20_Paragraph" style:list-style-name="WWNum60">
      <style:paragraph-properties fo:text-align="justify" style:justify-single-word="false"/>
      <style:text-properties fo:language="en" fo:country="IN"/>
    </style:style>
    <style:style style:name="P79" style:family="paragraph" style:parent-style-name="List_20_Paragraph" style:list-style-name="WWNum61">
      <style:paragraph-properties fo:text-align="justify" style:justify-single-word="false"/>
      <style:text-properties fo:language="en" fo:country="IN"/>
    </style:style>
    <style:style style:name="P80" style:family="paragraph" style:parent-style-name="List_20_Paragraph" style:list-style-name="WWNum62">
      <style:paragraph-properties fo:text-align="justify" style:justify-single-word="false"/>
      <style:text-properties fo:language="en" fo:country="IN"/>
    </style:style>
    <style:style style:name="P81" style:family="paragraph" style:parent-style-name="List_20_Paragraph" style:list-style-name="WWNum63">
      <style:paragraph-properties fo:text-align="justify" style:justify-single-word="false"/>
      <style:text-properties fo:language="en" fo:country="IN"/>
    </style:style>
    <style:style style:name="P82" style:family="paragraph" style:parent-style-name="List_20_Paragraph" style:list-style-name="WWNum64">
      <style:paragraph-properties fo:text-align="justify" style:justify-single-word="false"/>
      <style:text-properties fo:language="en" fo:country="IN"/>
    </style:style>
    <style:style style:name="P83" style:family="paragraph" style:parent-style-name="List_20_Paragraph" style:list-style-name="WWNum65">
      <style:paragraph-properties fo:text-align="justify" style:justify-single-word="false"/>
      <style:text-properties fo:language="en" fo:country="IN"/>
    </style:style>
    <style:style style:name="P84" style:family="paragraph" style:parent-style-name="List_20_Paragraph" style:list-style-name="WWNum66">
      <style:paragraph-properties fo:text-align="justify" style:justify-single-word="false"/>
      <style:text-properties fo:language="en" fo:country="IN"/>
    </style:style>
    <style:style style:name="P85" style:family="paragraph" style:parent-style-name="List_20_Paragraph" style:list-style-name="WWNum67">
      <style:paragraph-properties fo:text-align="justify" style:justify-single-word="false"/>
      <style:text-properties fo:language="en" fo:country="IN"/>
    </style:style>
    <style:style style:name="P86" style:family="paragraph" style:parent-style-name="List_20_Paragraph" style:list-style-name="WWNum68">
      <style:paragraph-properties fo:text-align="justify" style:justify-single-word="false"/>
      <style:text-properties fo:language="en" fo:country="IN"/>
    </style:style>
    <style:style style:name="P87" style:family="paragraph" style:parent-style-name="List_20_Paragraph" style:list-style-name="WWNum71">
      <style:paragraph-properties fo:text-align="justify" style:justify-single-word="false"/>
      <style:text-properties fo:language="en" fo:country="IN"/>
    </style:style>
    <style:style style:name="P88" style:family="paragraph" style:parent-style-name="List_20_Paragraph" style:list-style-name="WWNum72">
      <style:paragraph-properties fo:text-align="justify" style:justify-single-word="false"/>
      <style:text-properties fo:language="en" fo:country="IN"/>
    </style:style>
    <style:style style:name="P89" style:family="paragraph" style:parent-style-name="List_20_Paragraph" style:list-style-name="WWNum73">
      <style:paragraph-properties fo:text-align="justify" style:justify-single-word="false"/>
      <style:text-properties fo:language="en" fo:country="IN"/>
    </style:style>
    <style:style style:name="P90" style:family="paragraph" style:parent-style-name="List_20_Paragraph" style:list-style-name="WWNum70">
      <style:paragraph-properties fo:text-align="justify" style:justify-single-word="false"/>
      <style:text-properties fo:language="en" fo:country="IN"/>
    </style:style>
    <style:style style:name="P91" style:family="paragraph" style:parent-style-name="List_20_Paragraph" style:list-style-name="WWNum37">
      <style:paragraph-properties fo:text-align="justify" style:justify-single-word="false"/>
      <style:text-properties fo:color="#000000" loext:opacity="100%" fo:language="en" fo:country="IN"/>
    </style:style>
    <style:style style:name="P92" style:family="paragraph" style:parent-style-name="List_20_Paragraph" style:list-style-name="WWNum21">
      <style:paragraph-properties fo:margin-left="0.635cm" fo:margin-right="0cm" fo:text-align="justify" style:justify-single-word="false" fo:text-indent="-0.635cm" style:auto-text-indent="false"/>
      <style:text-properties fo:language="en" fo:country="IN"/>
    </style:style>
    <style:style style:name="P93" style:family="paragraph" style:parent-style-name="List_20_Paragraph" style:list-style-name="WWNum22">
      <style:paragraph-properties fo:margin-left="0.635cm" fo:margin-right="0cm" fo:text-align="justify" style:justify-single-word="false" fo:text-indent="-0.635cm" style:auto-text-indent="false"/>
      <style:text-properties fo:language="en" fo:country="IN"/>
    </style:style>
    <style:style style:name="P94" style:family="paragraph" style:parent-style-name="List_20_Paragraph" style:list-style-name="WWNum56">
      <style:paragraph-properties fo:margin-left="0.635cm" fo:margin-right="0cm" fo:text-align="justify" style:justify-single-word="false" fo:text-indent="-0.635cm" style:auto-text-indent="false"/>
      <style:text-properties fo:language="en" fo:country="IN"/>
    </style:style>
    <style:style style:name="P95" style:family="paragraph" style:parent-style-name="List_20_Paragraph" style:list-style-name="WWNum69">
      <loext:graphic-properties draw:fill="solid" draw:fill-color="#ffffff"/>
      <style:paragraph-properties fo:margin-left="0.635cm" fo:margin-right="0cm" fo:margin-top="0cm" fo:margin-bottom="0cm" style:contextual-spacing="true" fo:line-height="100%" fo:text-align="justify" style:justify-single-word="false" fo:text-indent="-0.635cm" style:auto-text-indent="false" fo:background-color="#ffffff"/>
      <style:text-properties fo:language="en" fo:country="IN"/>
    </style:style>
    <style:style style:name="P96" style:family="paragraph" style:parent-style-name="List_20_Paragraph" style:list-style-name="WWNum46">
      <style:paragraph-properties fo:margin-left="1.27cm" fo:margin-right="0cm" fo:text-align="justify" style:justify-single-word="false" fo:text-indent="-0.635cm" style:auto-text-indent="false"/>
      <style:text-properties fo:language="en" fo:country="IN"/>
    </style:style>
    <style:style style:name="P97" style:family="paragraph" style:parent-style-name="List_20_Paragraph" style:list-style-name="WWNum29">
      <loext:graphic-properties draw:fill="solid" draw:fill-color="#ffffff"/>
      <style:paragraph-properties fo:margin-left="1.27cm" fo:margin-right="0cm" fo:margin-top="0cm" fo:margin-bottom="0cm" style:contextual-spacing="true" fo:line-height="100%" fo:text-align="justify" style:justify-single-word="false" fo:text-indent="-0.635cm" style:auto-text-indent="false" fo:background-color="#ffffff"/>
      <style:text-properties fo:language="en" fo:country="IN"/>
    </style:style>
    <style:style style:name="P98" style:family="paragraph" style:parent-style-name="List_20_Paragraph" style:list-style-name="WWNum30">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99" style:family="paragraph" style:parent-style-name="List_20_Paragraph" style:list-style-name="WWNum26">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8496b0" loext:opacity="100%" style:font-name="Courier New" fo:font-size="9pt" style:font-size-asian="9pt" style:font-name-complex="Courier New2" style:font-size-complex="9pt"/>
    </style:style>
    <style:style style:name="T4" style:family="text">
      <style:text-properties fo:color="#323e4f" loext:opacity="100%" fo:font-size="12pt" style:font-size-asian="12pt" style:font-size-complex="12pt"/>
    </style:style>
    <style:style style:name="T5" style:family="text">
      <style:text-properties fo:language="en" fo:country="IN"/>
    </style:style>
    <style:style style:name="T6" style:family="text">
      <style:text-properties fo:font-weight="bold" style:font-weight-asian="bold"/>
    </style:style>
    <style:style style:name="T7" style:family="text">
      <style:text-properties style:text-position="super 58%"/>
    </style:style>
    <style:style style:name="T8" style:family="text">
      <style:text-properties style:font-name="Courier New" style:font-name-complex="Courier New2"/>
    </style:style>
    <style:style style:name="T9" style:family="text">
      <style:text-properties style:font-name="Courier New" fo:font-size="9pt" style:font-size-asian="9pt" style:font-name-complex="Courier New2" style:font-size-complex="9pt"/>
    </style:style>
    <style:style style:name="T10" style:family="text">
      <style:text-properties style:font-name="Courier New" fo:font-size="10pt" style:font-size-asian="10pt" style:font-name-complex="Courier New2" style:font-size-complex="10pt"/>
    </style:style>
    <style:style style:name="T11" style:family="text">
      <style:text-properties style:text-position="sub 58%" style:font-name="Courier New" style:font-name-complex="Courier New2"/>
    </style:style>
    <style:style style:name="T12" style:family="text">
      <style:text-properties style:text-position="sub 58%" style:font-name-complex="Calibri2"/>
    </style:style>
    <style:style style:name="T13" style:family="text">
      <style:text-properties fo:color="#000000" loext:opacity="100%" style:font-name="Calibri1" style:font-name-asian="Times New Roman" style:font-name-complex="Calibri2"/>
    </style:style>
    <style:style style:name="T14" style:family="text">
      <style:text-properties fo:color="#000000" loext:opacity="100%" fo:language="en" fo:country="IN"/>
    </style:style>
    <style:style style:name="T15" style:family="text">
      <style:text-properties fo:color="#000000" loext:opacity="100%" style:font-name="Wingdings1" fo:language="en" fo:country="IN" style:font-name-asian="Wingdings2" style:font-name-complex="Wingdings2"/>
    </style:style>
    <style:style style:name="T16" style:family="text">
      <style:text-properties style:language-asian="en" style:country-asian="IN" style:language-complex="mr" style:country-complex="IN"/>
    </style:style>
    <style:style style:name="T17" style:family="text">
      <style:text-properties fo:color="#767171" loext:opacity="100%" style:font-name="Courier New" fo:font-size="9pt" style:font-size-asian="9pt" style:font-name-complex="Courier New2" style:font-size-complex="9pt"/>
    </style:style>
    <style:style style:name="T18" style:family="text">
      <style:text-properties fo:color="#767171" loext:opacity="100%" style:font-name="Courier New" fo:font-size="10pt" style:font-size-asian="10pt" style:font-name-complex="Courier New2" style:font-size-complex="10pt"/>
    </style:style>
    <style:style style:name="T19" style:family="text">
      <style:text-properties fo:color="#767171" loext:opacity="100%" style:font-name="Arial" fo:background-color="#ffffff" loext:char-shading-value="0" style:font-name-complex="Arial1"/>
    </style:style>
    <style:style style:name="T20" style:family="text">
      <style:text-properties style:font-name-complex="Calibri2"/>
    </style:style>
    <style:style style:name="T21" style:family="text">
      <style:text-properties style:font-name-complex="Calibri2" style:font-weight-complex="bold"/>
    </style:style>
    <style:style style:name="T22" style:family="text">
      <style:text-properties fo:color="#222222" loext:opacity="100%" fo:background-color="#ffffff" loext:char-shading-value="0" style:font-name-complex="Calibri2" style:font-weight-complex="bold"/>
    </style:style>
    <style:style style:name="T23" style:family="text">
      <style:text-properties fo:color="#222222" loext:opacity="100%" fo:background-color="#ffffe0" loext:char-shading-value="0" style:font-name-complex="Calibri2" style:font-weight-complex="bold"/>
    </style:style>
    <style:style style:name="T24"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Business</text:h>
      <text:p text:style-name="P20">Any business requires capital to start it, to run it. The investment made for starting a business as well as recurring investments for keep on running it needs periodic vigilant introspections in order to make sure that </text:p>
      <text:list xml:id="list383704298" text:style-name="WWNum60">
        <text:list-item>
          <text:p text:style-name="P78">The decision to make investment for some expense header is fully vetted by proper risk assessment based on past business experiences.</text:p>
        </text:list-item>
        <text:list-item>
          <text:p text:style-name="P78">The investment being made is filling the right gaps.</text:p>
        </text:list-item>
        <text:list-item>
          <text:p text:style-name="P78">The investment is timely.</text:p>
        </text:list-item>
        <text:list-item>
          <text:p text:style-name="P78">The investment is gradual and there is an ability to periodically adjust (increase or decrease) or block investment based on business indicators.</text:p>
        </text:list-item>
      </text:list>
      <text:p text:style-name="P20">Subscription business too needs an element of ecosystem which will help merchant find answers to following questions</text:p>
      <text:list xml:id="list2063200116" text:style-name="WWNum61">
        <text:list-item>
          <text:p text:style-name="P79">Worth: Should I invest?</text:p>
        </text:list-item>
        <text:list-item>
          <text:p text:style-name="P79">Place: Where should I invest?</text:p>
        </text:list-item>
        <text:list-item>
          <text:p text:style-name="P79">Time: When should I invest?</text:p>
        </text:list-item>
        <text:list-item>
          <text:p text:style-name="P79">Periodic validations: Are my decisions to invest based on right business performance indicator? Am I getting timely alerts /recommendations regarding adjustments in investments? I am getting timely indicators if my investment decisions are going wrong?</text:p>
        </text:list-item>
      </text:list>
      <text:p text:style-name="P14"/>
      <text:p text:style-name="P20">Business domain is responsible to ensure that the capital being invested in Subscription is utilized most effectively thereby minimizing the risk of losses whereas improve the probability of success and growth.</text:p>
      <text:p text:style-name="P20">Let’s see in brief on how the business domain applies intelligence to achieve above mentioned objectives. The domain works on following basic principles of investment.</text:p>
      <text:list xml:id="list621442839" text:style-name="WWNum62">
        <text:list-item>
          <text:p text:style-name="P80">The decisions related to capital investment should be backed up by solid predictions, not only at overall business level but also for each individual product performance. </text:p>
        </text:list-item>
        <text:list-item>
          <text:p text:style-name="P80">Utilization of capital, distribution of investment in right areas is being periodically validated so as to ensure subscriber satisfaction as a first priority objective followed by growth in business as the resultant objective.</text:p>
        </text:list-item>
        <text:list-item>
          <text:p text:style-name="P80">Adequate intelligence is provided to back up any decisions to adjust/block the capital for a specific header or re-route it from one growth carrier to another growth carrier, in order to respond to changing trends.</text:p>
        </text:list-item>
        <text:list-item>
          <text:p text:style-name="P80">Ability of the business process to carry out retrospective on reasons of losses/profit reductions /customer dissatisfaction and most significant reasons behind each of these should result into adequate recommendations to fine tune the business process for next business cycle. </text:p>
        </text:list-item>
      </text:list>
      <text:p text:style-name="P20">When we will walk through the lifecycle of Business domain we will get answers on how these principles are implemented.</text:p>
      <text:p text:style-name="P20">For now let’s first understand the three basic responsibilities of business domain.</text:p>
      <text:h text:style-name="P5" text:outline-level="3"><text:soft-page-break/>Responsibilities</text:h>
      <text:h text:style-name="P6" text:outline-level="4">Budgeting</text:h>
      <text:p text:style-name="P20">Budgeting is an annual activity. Unlike any other domains in Subscription ecosystem which are cyclic move forward nature, Business domain gets confined to a specific financial year. Hence each budget established towards the subscription business, is for one year.</text:p>
      <text:list xml:id="list2822073361" text:style-name="WWNum63">
        <text:list-item>
          <text:p text:style-name="P81">Domain has an ability to get annual forecast for each product. The prediction tells it, how much total volume of that product is expected to get sold and in what phases. Also the prediction regarding its purchase price variations in a year is also made available to the domain. It helps the domain calculate its purchase cost. The aggregation of purchase costs of all registered products and some predicted buffer establishes annual purchase budget.</text:p>
        </text:list-item>
        <text:list-item>
          <text:p text:style-name="P81">Based on predications for benefits distribution volume (and capital) based on historical data, the overall budget for distribution due to different benefit schemes is determined.</text:p>
        </text:list-item>
        <text:list-item>
          <text:p text:style-name="P81">Based on the predictions related to total operating expenses required to operate the business overall budget for operating expenses is determined.</text:p>
        </text:list-item>
        <text:list-item>
          <text:p text:style-name="P81">For all known regional taxes to be paid, the budget is arrived by combining the tax per product sold/per subscription and the predictions related to product volume and subscription volume.</text:p>
        </text:list-item>
        <text:list-item>
          <text:p text:style-name="P81">Based on historical data analysis budget provision is also made for catering to loss situations. In case of any loss being visible to any product, the loss account provides aid to such products in order to recover from loss.</text:p>
        </text:list-item>
      </text:list>
      <text:h text:style-name="P6" text:outline-level="4">Tracking </text:h>
      <text:p text:style-name="P20">Tracking is an activity of monitoring and registering expenses as well as gains. As said earlier tracking of an established capital happens for a year as the budget itself is setup for a year. </text:p>
      <text:list xml:id="list1386841292" text:style-name="WWNum64">
        <text:list-item>
          <text:p text:style-name="P82">Each time a part of capital getting consumed for purchase of new stock, the same is debited from respective account. Thus consumption of capital is getting tracked.</text:p>
        </text:list-item>
        <text:list-item>
          <text:p text:style-name="P82">Similarly the capital getting consumed for incurring various operational expenses is debited from respective account. Thus consumption of operational expenses get tracked.</text:p>
        </text:list-item>
        <text:list-item>
          <text:p text:style-name="P82">When the benefits are vested in parts to different subscriber (upon fulfilling certain benefit schemes), the equivalent capital is debited from respective account.</text:p>
        </text:list-item>
        <text:list-item>
          <text:p text:style-name="P82">When taxes are getting paid the part of provision for it is debited from respective account.</text:p>
        </text:list-item>
        <text:list-item>
          <text:p text:style-name="P82">On the credit side when a new revenue is registered, it is credited to revenue account.</text:p>
        </text:list-item>
        <text:list-item>
          <text:p text:style-name="P82">When profit is registered it gets credited to profit account.</text:p>
        </text:list-item>
        <text:list-item>
          <text:p text:style-name="P82">When any product is making excess profit than its prediction then this excess amount is credited to Nodal account as a help for low performing products.</text:p>
        </text:list-item>
        <text:list-item>
          <text:p text:style-name="P82">In case lot of advance payment is received, for which deliveries are yet to be made, it attracts interest. The same is credited into Interest account. </text:p>
        </text:list-item>
        <text:list-item>
          <text:p text:style-name="P82">When provisioned amount towards an expense header reaches a minimum threshold (due to recurring debts), an alert is issue to merchant with a recommendation of additional provision based on forward prediction of required expenses for remaining year.</text:p>
        </text:list-item>
        <text:list-item>
          <text:p text:style-name="P82">When provision amount towards an expense header does not get consumed in the required frequency an alert is issue to merchant with a recommendation of revised (probably reduced) provision based on forward prediction of required expenses for remaining year.</text:p>
        </text:list-item>
      </text:list>
      <text:p text:style-name="P14"/>
      <text:h text:style-name="P6" text:outline-level="4"><text:soft-page-break/>Introspection</text:h>
      <text:list xml:id="list1807306401" text:style-name="WWNum65">
        <text:list-item>
          <text:p text:style-name="P83">As we have seen earlier, annual predictions on various business parameters help business domain set budgets for each of them. But annual budget for anything is a too course grained prediction, and it may deviate from reality one or more times in a year. Such deviation may result into short of stock, excess stock, wastage kind of situations (which ultimately impacts customer satisfaction). So when such deviation (beyond set thresholds) is observed by product domain, it is indicated to the Business domain which prompts the merchant to re-plan its inventory procurement/ replenishments with recommendation on amount of change, according to changing trends. Same is the situation for other parameters such as variations in operating expense, purchase prices etc.</text:p>
        </text:list-item>
        <text:list-item>
          <text:p text:style-name="P83">At the end of every designated period as well as end of year, the actual performance of the capital investment is compared with its predicted performance for that period. The ecosystem is capable for doing Pareto analysis and find out most significant reasons for the visible deviations. Based on the reasons the budget parameters are readjusted so as to ensure smoother road ahead and lesser deviations. The readjustments in various budgets are recommended to the merchant and they are accepted or overridden by him/her. Thus budgeting is no more a static exercise at the beginning of a year but provides flexibility to adjust them according to performance of the business.</text:p>
        </text:list-item>
      </text:list>
      <text:h text:style-name="P5" text:outline-level="3">Lifecycle</text:h>
      <text:h text:style-name="P6" text:outline-level="4">Registration of Business Account</text:h>
      <text:p text:style-name="P20">The business budgeting and performance for a year is represented by Business Account. At the beginning of each year earlier business account comes to a closure and a new business account gets created. Business account is expected to maintain the budgets/provisions for the following</text:p>
      <text:list xml:id="list3727787905" text:style-name="WWNum66">
        <text:list-item>
          <text:p text:style-name="P84">Budget for the total purchase cost (of all registered products) for the representational year.</text:p>
        </text:list-item>
        <text:list-item>
          <text:p text:style-name="P84">Budget for total operating expenses (fixed as well as variable) for the representational year.</text:p>
        </text:list-item>
        <text:list-item>
          <text:p text:style-name="P84">Budget provision for catering to product level losses in the representational year.</text:p>
        </text:list-item>
        <text:list-item>
          <text:p text:style-name="P84">Budget for all taxes to be paid in the representational year.</text:p>
        </text:list-item>
        <text:list-item>
          <text:p text:style-name="P84">Budget distributing benefits for various benefits schemes currently active or newly created in the representational year.</text:p>
        </text:list-item>
      </text:list>
      <text:p text:style-name="P20">Business account also holds accounts for capturing the actual performance of business in the representational year such as</text:p>
      <text:list xml:id="list739314883" text:style-name="WWNum67">
        <text:list-item>
          <text:p text:style-name="P85">Revenue Account for capturing the total revenue being received in the representational year.</text:p>
        </text:list-item>
        <text:list-item>
          <text:p text:style-name="P85">Profit Account for capturing the absolute profit in the representational year.</text:p>
        </text:list-item>
        <text:list-item>
          <text:p text:style-name="P85">Nodal account for capturing the donated excess profits by some products, which is going to be used for promotional measures for non performing products, in the representational year.</text:p>
        </text:list-item>
        <text:list-item>
          <text:p text:style-name="P85">Account used for managing the budget for purchase cost is also used for capturing actual spends on purchase during the year.</text:p>
        </text:list-item>
        <text:list-item>
          <text:p text:style-name="P85">Account used for managing the budget for operational expenses is also used for capturing the actual spend on operating expenses during the year.</text:p>
        </text:list-item>
        <text:list-item>
          <text:p text:style-name="P85"><text:soft-page-break/>Account used for managing the budget used for losses is also used to capture the actual capital on various loss recovery measures during the representational year.</text:p>
        </text:list-item>
        <text:list-item>
          <text:p text:style-name="P85">Account used for managing the budget for taxes is also used for capturing the actual capital spends during the year on paying various taxes.</text:p>
        </text:list-item>
        <text:list-item>
          <text:p text:style-name="P85">Account used for managing the budget for benefits distribution is also used for capturing the actual consumption of this provision on various benefit schemes during the representational year.</text:p>
        </text:list-item>
      </text:list>
      <text:p text:style-name="P20">The business account for a year is expected to be created on last day of earlier year OR first day of the new year. </text:p>
      <text:p text:style-name="P20"/>
      <text:h text:style-name="P6" text:outline-level="4">Budgeting</text:h>
      <text:p text:style-name="P20">The budget for each of the business heads explained above is determined as </text:p>
      <text:list xml:id="list1835130623" text:style-name="WWNum68">
        <text:list-item>
          <text:p text:style-name="P86">Total forecasted money provision for current year as an aggregation of performance predications of each product from earlier years’ data with predicated purchase cost per unit for each of the product.</text:p>
        </text:list-item>
        <text:list-item>
          <text:p text:style-name="P86">A Calendar capturing month on month trend of consumption of this budget.</text:p>
        </text:list-item>
      </text:list>
      <text:p text:style-name="P20">Let’s see budgeting of each of the business header</text:p>
      <text:h text:style-name="P6" text:outline-level="4">Budgeting for Purchase Cost</text:h>
      <text:p text:style-name="P20">Predictions (with trend and seasonality) for each registered product (month on month) for next year are obtained from product domain.</text:p>
      <text:p text:style-name="P20">At the same time predictions on variations in each of their purchase prices is also obtained from product domain.</text:p>
      <text:p text:style-name="P20">Purchase budget= <text:span text:style-name="T20">∑ </text:span><text:span text:style-name="T12">for all products</text:span> (<text:span text:style-name="T20">∑</text:span><text:span text:style-name="T12">for all months</text:span> (predicted purchase price per unit of a product * monthly predicted subscription volume of that product))</text:p>
      <text:p text:style-name="P20">Some additional buffer amount can also be added to this budget to manage contingencies.</text:p>
      <text:h text:style-name="P6" text:outline-level="4">Budgeting for Operating expenses</text:h>
      <text:p text:style-name="P20">Predictions with trend and seasonality for fixed expenses month on month are obtained from Business domain. Ideally the fixed expenses should remain constant throughout year unless business is in inception, expansion or contraction mode. So capturing information regarding ‘Expansion Mode’ or ‘Steady Mode’ from merchant is also essential to <text:s text:c="2"/>determine budget for fixed expenses.</text:p>
      <text:p text:style-name="P20">Fixed expenses grow in proportion of business growth when the business is in expansion mode. But when business gets into steady mode its fixed assets and resources do not grow to a significant proportion, thereby making fixed provision value for each year.</text:p>
      <text:p text:style-name="P20">In case business was in expansion mode in current year and will continue to be in expansion mode in new year as well, then the monthly predictions (with trend and seasonality) of fixed expenses (based on last year historical data) will be considered as periodic fixed expense provisions, and their arithmetic sum for all months will be considered as total provision for fixed expense for next year.</text:p>
      <text:p text:style-name="P20"><text:soft-page-break/>In case business is in expansion mode in current year but will be mostly enter in steady mode next year then average of monthly expenses for current year is determined as budget for next year. It is then distributed in the same proportion of spends as in current year.</text:p>
      <text:p text:style-name="P20">In case business was in steady mode in current year and continue to be in steady mode in new year as well, then the month on month trend and seasonality of fixed expenses for current year will be taken ‘as is’ and captured as a month on month provision for next year. </text:p>
      <text:p text:style-name="P20">Variable expenses, as the name suggests are variable in nature and they grow as the overall business grows. For example: expenses on delivery charges will keep on growing as and when number of deliveries keep growing. So their month on month predictions for next year with trend and seasonality are captured as monthly budgets for next year. </text:p>
      <text:p text:style-name="P20">Some buffer amount as a contingency measure gets added to this budget.</text:p>
      <text:h text:style-name="P6" text:outline-level="4">Budgeting for taxes</text:h>
      <text:p text:style-name="P20">Budgeting for taxes is a manual exercise by the merchant as it is associated with the regional policies related to taxes from business and volatility in them, year on year.</text:p>
      <text:p text:style-name="P20">Merchant should list down each of the tax header which he/she has to pay in a year. If the tax header is proportional to total volume of business (revenue), then month on month revenue growth and/or month on month profit growth can be predicted for next year and then the tax amount for a given tax header can be calculated and set as a budget provision for next year.</text:p>
      <text:p text:style-name="P20">If the taxes are on the fixed assets (such as property tax, permit renewal etc.) then these will remain the same for next year as well.</text:p>
      <text:h text:style-name="P6" text:outline-level="4">Budgeting for Benefits</text:h>
      <text:p text:style-name="P36">During a financial year a merchant may start with few benefits (one or two) but later may add few more benefits schemes. In such cases the challenge is to identify how much money that a merchant wishes to spend on each benefit scheme so that </text:p>
      <text:list xml:id="list2987338683" text:style-name="WWNum30">
        <text:list-item>
          <text:p text:style-name="P98">He can retain a handsome gain for himself as well as for future business expansion.</text:p>
        </text:list-item>
        <text:list-item>
          <text:p text:style-name="P98">He can precisely allocate budget for each benefit scheme in proportion to the gains that they are expected to yield to the merchant.</text:p>
        </text:list-item>
        <text:list-item>
          <text:p text:style-name="P98">He can ensure that the budget allocation for a benefit scheme would be sufficient to distribute benefits to eligible subscribers throughout the year. Thus he is expected to have tighter control on spends related to business promotions.</text:p>
        </text:list-item>
      </text:list>
      <text:p text:style-name="P36"/>
      <text:p text:style-name="P36">But how to determine annual budget amount for a benefit scheme? And how to determine how much benefit value should be passed on to each subscriber who stands eligible for that benefit scheme?</text:p>
      <text:p text:style-name="P36">Let’s solve both puzzles by a solution which will</text:p>
      <text:list xml:id="list2305591980" text:style-name="WWNum26">
        <text:list-item>
          <text:p text:style-name="P99">Identify for each benefit scheme how much amount per eligible subscriber should be awarded.</text:p>
        </text:list-item>
        <text:list-item>
          <text:p text:style-name="P99">Recommends to the merchant how much capital to be budgeted if certain threshold/minimum benefit to be ensured for each eligible subscriber.</text:p>
        </text:list-item>
      </text:list>
      <text:p text:style-name="P36"/>
      <text:p text:style-name="P36">For this purpose let’s introduce a hypothetical solution provider named "Benefits Brainstormer" which is responsible for analysing available budget, predict subscribers who will be eligible for a benefit schemes for current year end and arrive at budget for that specific benefit scheme.   </text:p>
      <text:p text:style-name="P36"><text:soft-page-break/></text:p>
      <text:p text:style-name="P36">Merchant may decide how much should be the value of one reward point? <text:s/>One reward point is typically determined as a portion/percent of each base currency unit (one rupee, one euro, one dollar etc.) spend by eligible subscriber, which gets rewarded back to him/her as a benefit. Upon providing value of one reward point the total budget required for each active scheme is derived. </text:p>
      <text:p text:style-name="P36"/>
      <text:p text:style-name="P36">There are following types of benefit schemes those may be present at the time of budgeting.</text:p>
      <text:list xml:id="list3866119977" text:style-name="WWNum69">
        <text:list-item>
          <text:p text:style-name="P95">Flat Eligibility benefit schemes: The brainstormer forecasts expected number of eligible subscribers under a specific benefit scheme based on historical data. In case of single criteria benefit schemes this information may be enough to decide either budget/portion of each rupee spend by eligible subscribers as follows.</text:p>
        </text:list-item>
      </text:list>
      <text:p text:style-name="P15"/>
      <text:p text:style-name="P15">Let’s take an example of single criteria benefit scheme. If the benefit scheme defines a rule that ‘each subscriber who has more than 6 months of subscription and who does not make any change to his subscription will be rewarded some bonus points.’</text:p>
      <text:p text:style-name="P15"/>
      <text:p text:style-name="P15">In such case a forecast based on historical data, eligible subscribers (those who have more than 6 months of subscription and who do not make any change to their subscription during this period) for the new year can be predicted based on the eligible subscribers for current year.</text:p>
      <text:p text:style-name="P15"/>
      <text:p text:style-name="P15">If merchant has set reward points equivalent to flat 70 Rs. for each eligible subscriber in the scheme definition, then based on this prediction total budget required will be 70*10,000= 7,00,000 Rs.</text:p>
      <text:p text:style-name="P15"><text:s/></text:p>
      <text:list xml:id="list181128203316644" text:continue-numbering="true" text:style-name="WWNum69">
        <text:list-item>
          <text:p text:style-name="P95">Multi-Level Benefit Schemes: Consider an example of following benefit scheme</text:p>
        </text:list-item>
      </text:list>
      <text:p text:style-name="P15"/>
      <text:p text:style-name="P15">All subscribers who subscribe for more than 40,000 Rs. worth subscription will be eligible for business booster benefit scheme and each of them will gain reward points equivalent to each additional rupee of goods subscribed above 40,000 Rs. Let’s say they will get reward points equivalent to 3% of each additional spend on top of 40,000 Rs.</text:p>
      <text:p text:style-name="P15"/>
      <text:p text:style-name="P15">In this case flat forecasting of total eligible subscribers (those who may subscribe for more than 40,000 Rs. goods) may not help, as some may have subscribed for 42000, some for 45000 and some may have subscribed for more than 50000, and hence their benefit gains will be different (proportional to their additional investment on top of the benefit threshold (Rs. 40000)).</text:p>
      <text:p text:style-name="P15">Forecasting is done for subscribers in each range of subscription prices and a ratio-proportion among them is established.</text:p>
      <text:p text:style-name="P15"/>
      <text:p text:style-name="P15">For example: If forecasting has found that there will be probable 10,000 subscribers who will purchase more than 40000 Rs worth annual subscription the same will be further categorized through forecasting for each category into </text:p>
      <text:list xml:id="list757973077" text:style-name="WWNum29">
        <text:list-item>
          <text:p text:style-name="P97">Number of subscribers who will subscribe between 40000 - 42000 Rs = 2500</text:p>
        </text:list-item>
        <text:list-item>
          <text:p text:style-name="P97">Number of subscribers who will subscribe between 42001-45000 Rs. = 3000</text:p>
        </text:list-item>
        <text:list-item>
          <text:p text:style-name="P97">Number of subscribers who will subscribe between 45001-47000 Rs. = 2500</text:p>
        </text:list-item>
        <text:list-item>
          <text:p text:style-name="P97">Number of subscribers who will buy between 47001-50000 Rs = 2000</text:p>
        </text:list-item>
      </text:list>
      <text:p text:style-name="P49"/>
      <text:p text:style-name="P49"/>
      <text:p text:style-name="P15"><text:soft-page-break/>Now the brainstormer has established a ratio proportion of subscribers eligible under different subscription amount buckets. For example among 10,000 eligible subscribers, 2500 buy in range of 40K-42K,  3000 in range of 42k to 45k,2500 in range of 45k to 47k and 2000 in range of 47k-50K so ratio of them is 25:30:25:20.</text:p>
      <text:p text:style-name="P17"/>
      <text:p text:style-name="P17">2500 subscribers subscribing for average 41 K (1,000 Rs of average additional subscription).So each one will gain 3% of 1000 Rs= 30 Rs. So total budget for this subscription range will be 30 *2500 =75000 Rs</text:p>
      <text:p text:style-name="P17"/>
      <text:p text:style-name="P17">3000 subscribers subscribing for average 43,500 Rs (3500 Rs of average additional subscription). <text:s/>So each one will gain 3% of 3500 Rs=105 Rs.. Thus total budget for this subscription range will be 105*3000=3, 15,000 Rs</text:p>
      <text:p text:style-name="P17"/>
      <text:p text:style-name="P17">2500 subscribers subscribing for average 46,000 Rs (6,000 Rs of average additional subscription). So each one will gain 3% of 6000 Rs = 180 Rs. Thus total budget for this subscription range will be 180*2500=4, 50,000 Rs</text:p>
      <text:p text:style-name="P17"/>
      <text:p text:style-name="P17">2000 subscribers subscribing for average 48,500 Rs. (8,500 Rs of average additional subscription). So each one will gain 3% of 8,500 Rs = 255 Rs. Thus total budget for this subscription range will be 255*2000=5, 10,000 Rs.<text:tab/></text:p>
      <text:p text:style-name="P17"/>
      <text:p text:style-name="P17">Thus aggregate total annual budget for this benefit scheme should be =75,000 + 3, 15,000 + 4, 50,000 + 5, 10,000 = 13, 50,000 Rs.</text:p>
      <text:p text:style-name="P20"/>
      <text:h text:style-name="P6" text:outline-level="4">Budgeting for losses</text:h>
      <text:p text:style-name="P20"><text:s/>Prediction of loss is difficult as downfall of a business or for a product may not follow a timely smooth trend and it can be abrupt. Also a loss can be within limits of recovery and may go beyond limits. </text:p>
      <text:p text:style-name="P20">So precise prediction of capital required for loss recovery is not possible. An artificial intelligence may be providing close to accurate solution for predicting the loss due to visible change in trends, defamation of well-known brands, peoples sentiments etc. </text:p>
      <text:p text:style-name="P20">We are planning to work on this are once have enough data to provide analysis. For now loss will account for those products which are already showcasing downward trends against their forecasts multiple times. Thus they indicate that they are not able to even withstand the falling predictions about them. So merchant will have to decide how much capital he/she wants to invest on promotional measures for each of these product and should derive the total capital in losses account for next year.</text:p>
      <text:h text:style-name="P6" text:outline-level="4">Budgeting for others</text:h>
      <text:p text:style-name="P20">Others account keep some capital provision for managing expense which do not fall under any of the above provisions. Some ad hoc provision needs to be made in others account and the same is revisited each month/quarter to check if any replenishment is required.</text:p>
      <text:p text:style-name="P20"/>
      <text:h text:style-name="P6" text:outline-level="4"><text:soft-page-break/>Consuming Budgeted Capital</text:h>
      <text:p text:style-name="P20">Consumption of any of the budgeted provision is typically initiated in some other domain and it gets registered with Business domain. The consumed amount is then debited from the respective provision. It provides the latest status of any available budget at any time. Let’s see how consumption of budgeted capital for each business header is processed.</text:p>
      <text:h text:style-name="P8" text:outline-level="5">Consumption on Purchase Cost Provision</text:h>
      <text:p text:style-name="P20">Product domain is expected to periodically calculate consumed purchase cost, revenue and profit due to that product for a specified period as part of product wise metrics calculation. The same event triggers debiting of the consumed purchase cost from the annual provision for that year.</text:p>
      <text:p text:style-name="P20">Thus the revenue consumption information coming from each product gets debited from its budgeted amount.</text:p>
      <text:h text:style-name="P8" text:outline-level="5">Consumption of Operating Expenses Provision</text:h>
      <text:p text:style-name="P20">Since the business takes care of consuming provision for different operating expenses (fixed as well as variable) the business should periodically prompt the total amount of operating expenses consumed. The trigger will enable debiting form the provision for fixed expenses and provision for variable expense every time business provides the summary information of their consumption.</text:p>
      <text:h text:style-name="P8" text:outline-level="5">Consumption of provision for taxes</text:h>
      <text:p text:style-name="P20">Similar to operating expenses, business manages to pay the task as an external activity to ecosystem. So this information is periodically received and the said amount is debited from the provision for taxes.</text:p>
      <text:h text:style-name="P8" text:outline-level="5">Consumption of provision for losses</text:h>
      <text:p text:style-name="P20">As described above product domain periodically calculates information of its profit/loss. In case the information is negative, it indicates loss. In that case product domain may send a notification to provide some funds to recover from these losses. These funds will be used by that product to give additional discounts on its offer price or for any marketing/promotional measures. This notification will debit the requested amount form the losses provision and credit it as a provision for the product to recover from losses. Product is then free to use the same for whatever measure it has planned.</text:p>
      <text:h text:style-name="P8" text:outline-level="5">Consumption of provision for other expenses</text:h>
      <text:p text:style-name="P20">If business makes any expenses which are not fitting into any of the above provision categories then it will send that as other expenses. The same will be debited from provision for other expenses.</text:p>
      <text:h text:style-name="P6" text:outline-level="4">Corrections in Budgets</text:h>
      <text:p text:style-name="P20">Predictions made at the beginning of a year regarding expenses under each business header show a reflection of their performance of last year. But due to dynamic nature of business some headers may attract or spend than predicted whereas some other may fall way shorter than their estimated spends. And this situation keeps changing month on month. Hence static budgeting merely based on the predictions at the start of a year are not useful. They may cause capital getting locked under some provisions where it is not getting consumed as <text:soft-page-break/>expected whereas for some other business header additional provision of funds may need to be performed. The situation remains under control if the lack of balance of funds remain constrained at the merchant level. But think of a situation where merchant has made an advanced order of purchase of goods from respective suppliers and has made considerable investment in its advance payment, and later realizes that some these products need more supply than expected whereas some are falling much sharper in demand than predicted( due to trend change). Or think of a situation that merchant’s deal with a delivery partner is yielding him/her losses as the number of deliveries are going to be much higher than predicted OR much lower than predicted. Though we have quoted examples for two business headers but the situation may arise in all the business headers as they are very closely related in their performance. For example increase in subscription business will need more investment in delivery expense and it will result in more taxes. </text:p>
      <text:p text:style-name="P20">Hence it is essential to keep introspecting the actual performance against latest predictions and wherever there are deviation from the stated forecasts, adjusts the capital arrangement accordingly.</text:p>
      <text:h text:style-name="P6" text:outline-level="4">Introspection of Capital investment for purchase of goods</text:h>
      <text:p text:style-name="P20">Product domain is responsible for tracking the performance of individual products and revises price of a product when it finds considerable deviation in its actual performance against state predictions. When this scenario occurs it also invalidates earlier predictions in make new predictions based on latest actual performance trend.</text:p>
      <text:p text:style-name="P20">The same trigger (deviation of prediction from actual) will be received from Product domain by Business domain. The provision made for that product (for which deviation between forecast and actual demand is observed) will be revised based on nature of difference (provision is added if demand is higher than prediction else it is reduced). The amount of provision that needs to be added or reduced will depend upon month on month difference between actual demand and predicted demand. The revision in budget does not only happen at aggregate level but also at monthly budget level maintained by the budget distribution calendar.</text:p>
      <text:p text:style-name="P20">If budget needs to be added for that product then the additional funds are requested from master account. In case excess provision is to be returned, it is transferred to the master account. Thus periodically few products keep crediting excess funds to master account and few other will keep debiting from it. This is one type of indirect collaboration among the products, acting as individual business contributors as few credit their excess funds whereas other debit some part of it.</text:p>
      <text:p text:style-name="P20"/>
      <text:h text:style-name="P6" text:outline-level="4">Introspection of capital investment for variable expenses</text:h>
      <text:p text:style-name="P20">As we know the variable expenses are mainly incurred due to delivery changes towards the shipping of delivery consignments. As the number of subscriptions increase the expenses towards shipping will also increase. But merely calculation of increase/decrease in subscriptions (number of deliveries) will be vague as shipping charges also depend upon number of consignments in a specific weight category. Hence distribution of total increase/decrease of deliveries per month into different weight categories will help determining relatively precise increase/reduction is budget.</text:p>
      <text:p text:style-name="P20"><text:soft-page-break/>Subscriber domain is responsible for making predictions towards total subscriptions and keep on comparing actual number of subscriptions against predictions. When the difference between actuals and forecast crosses predefined threshold, it triggers a fine grained prediction of deliveries in each weight range. These predictions based on new actuals will drive further investment in delivery expenses. So they will alter the budget distribution calendar for the revised expenses.</text:p>
      <text:p text:style-name="P20">Similar to corrections in purchase budget, in case revised provisions are higher than earlier one then increased amount is requested from master account, else it is returned to the master account.</text:p>
      <text:h text:style-name="P6" text:outline-level="4">Introspection of capital investment for fixed expenses</text:h>
      <text:p text:style-name="P20">Business domain is directly responsible for spending money towards fixed expenses. As we have seen earlier if current year business is in ‘steady mode’ then provision for fixed expenses is expected to remain constant and relatively closely confined to budget distribution calendar for <text:s/>fixed expenses.</text:p>
      <text:p text:style-name="P20">But if the business is tagged to be in ‘Expansion mode’ then it indicates more capital investment towards fixed expenses for hiring more staff, for renting more space, for spending more on construction etc.</text:p>
      <text:p text:style-name="P20">In such case the best way is to plan with minor details for proposed expansion activities in a year and manually set/override the budget towards fixed expenses. Any predictions based on historical data of fixed expenses may not yield any precise budget. One can vaguely say that X% more investment will be needed as compared to last year and hence provision that much additional funds for new year but that will be much approximate.</text:p>
      <text:p text:style-name="P20">So periodic introspection of set budget towards fixed expenses needs to be made manually and revisiting all the expansion plans and revising the estimates (thereby provision for fixed expenses) and request the difference amount from master account. In reverse case (where business may be turning into ‘steady mode’ from ‘expansion mode’) any additional provision may need to be returned to master account.</text:p>
      <text:h text:style-name="P6" text:outline-level="4">Introspection of Provision for losses </text:h>
      <text:p text:style-name="P20">‘Loss’ is the loosely used term here. The intent is just to indicate an unfavourable situation where business of one or more products is not doing as expected. It may result into loss of profit (overall profit from these products may be reducing) or actual loss (selling below breakeven price). No merchant wants to wait until the product is going into absolute losses. He/she will get these indications of trailing performance of a product and will be willing to make efforts to boost its performance back.</text:p>
      <text:p text:style-name="P20">One of the most significant measures adopted is cutting offer price of a product. Sometimes the cut portion of the price is presented as lucrative time bound discount, so as to attract subscribers opt for that product. In cases where the price cut is going from merchant’s pocket, it needs to be provisioned as ‘provision for losses’.</text:p>
      <text:p text:style-name="P20">At start of the year provision is made by looking at the performance of the trailing products. Theoretically the provision for losses should start getting into use from the day when offer price may go below breakeven price (that’s where absolute loss on the product start getting <text:soft-page-break/>registered) but <text:s/>merchant may wish to set a higher price threshold than breakeven price and expects the provision should start getting utilized form that price figure.</text:p>
      <text:p text:style-name="P20">Wen product keeps revising its price, one of the factors behind the revision is the dynamics of demand and profit.</text:p>
      <text:list xml:id="list1391585136" text:style-name="WWNum71">
        <text:list-item>
          <text:p text:style-name="P87">In case product demand is increasing and thereby profit is increasing.</text:p>
        </text:list-item>
        <text:list-item>
          <text:p text:style-name="P87">In case product demand is increasing but profit is decreasing.</text:p>
        </text:list-item>
        <text:list-item>
          <text:p text:style-name="P87">In case product demand is decreasing and profit is increasing.</text:p>
        </text:list-item>
        <text:list-item>
          <text:p text:style-name="P87">In case product demand is decreasing and profit is decreasing.</text:p>
        </text:list-item>
      </text:list>
      <text:p text:style-name="P20">The 3<text:span text:style-name="T7">rd</text:span> scenario indicates ‘probable’ trail in the product performance whereas the last scenario indicates ‘Sure’ trail in the performance. Third scenario should be taken care by adjusting appropriate price.</text:p>
      <text:p text:style-name="P20">But 4<text:span text:style-name="T7">th</text:span> scenario may need a decision to reduce offer price below breakeven price (or threshold price set by merchant). Product domain should raise an intimation to sell it in subsidised price if its price is continued to be at breakeven/threshold price price but the demand is still reducing. The trigger to initiate usage of losses account first calculates how many product units, those must be sold in order </text:p>
      <text:list xml:id="list3006283036" text:style-name="WWNum72">
        <text:list-item>
          <text:p text:style-name="P88">For the sale to stick to at least predicted demand figure( though trailing) and should not fall below prediction line. </text:p>
        </text:list-item>
        <text:list-item>
          <text:p text:style-name="P88">If 1<text:span text:style-name="T7">st</text:span> objective <text:s/>is met then for the sale to start improving towards growing trend( predictions indicating growing trend)</text:p>
        </text:list-item>
      </text:list>
      <text:p text:style-name="P20">For the calculated volume of product units, its subsidised unit price is determined as </text:p>
      <text:p text:style-name="P20">Subsidised price1 = Breakeven price - <text:s/>y % of Breakeven price </text:p>
      <text:p text:style-name="P20">So the provision required will be </text:p>
      <text:p text:style-name="P20">Provision expected from losses account = volume of units to be sold to meet objective1 OR 2 * subsidised price1</text:p>
      <text:p text:style-name="P20">This procedure to provide subsidy is getting repeated with increased subsidy amount (increased value of y in above formula) until the demand trend is seen increasing. There should be a threshold on the upper value of y. If the demand doesn’t seen increasing even after hitting upper threshold of y, then a recommendation is made to the merchant to take the product out of business.</text:p>
      <text:p text:style-name="P20">If the said provision is available with losses account the same is consumed. Every time subsidy amount is drawn from losses account. But if the provision amount being calculated by one or more such <text:s/>(trailing performance) products is not available then the same is requested to the merchant for replenishment.</text:p>
      <text:h text:style-name="P6" text:outline-level="4">Introspection of provision for taxes</text:h>
      <text:p text:style-name="P20">The taxes are typically of two types</text:p>
      <text:list xml:id="list3256317370" text:style-name="WWNum73">
        <text:list-item>
          <text:p text:style-name="P89">Flat taxes : The taxes which are independent of volume of business</text:p>
        </text:list-item>
        <text:list-item>
          <text:p text:style-name="P89">Variable taxes: The taxes which vary as the volume of business change.</text:p>
        </text:list-item>
      </text:list>
      <text:p text:style-name="P20"><text:soft-page-break/>For flat taxes the provision will have to be determined by merchant depending upon number of such tax headers and their value as per local laws.</text:p>
      <text:p text:style-name="P20">For variable taxes the tax amount is x% of total revenue. So the predictions on revenue will be made so as to determine the provision for a tax header, for all variable taxes.</text:p>
      <text:p text:style-name="P20">This predictions are revised when they deviate significantly (beyond the set threshold) from the actual revenue. So similar to provision for purchase cost, the additional/reduced provision for variable taxes will be recommended to merchant and credited to taxes account when approved.</text:p>
      <text:h text:style-name="P6" text:outline-level="4">Registration of gains/losses</text:h>
      <text:p text:style-name="P20">A product domain periodically calculates the total gain or loss for each of the registered products that has been gained in the specified period. The same is credited (if gain) or debited (if loss) into/form the Profit account to register periodic gains/losses in a given financial year.</text:p>
      <text:p text:style-name="P20"><text:s/>At the same time the total revenue registered in the specified period is also added to revenue account.</text:p>
      <text:p text:style-name="P20"/>
      <text:h text:style-name="P6" text:outline-level="4">Registration of donations across products</text:h>
      <text:p text:style-name="P20">Product domain determines if the excess profit should get added to Nodal account if the periodic profit exceeds the forecasted profit. In this case the product which is registering excess profit is ‘donating’ its excess profit (difference of actual profit and predicted profit) to nodal account. In this case the notification from product domain with the information of excess profit amount is received by Business domain, is credited to nodal account.</text:p>
      <text:p text:style-name="P20">When a product which is in trouble requests for some fund to recover from current crises, the request is approved for the requested fund or more/less amount by the merchant and the said amount is debited from the nodal account and credited to the requester product.</text:p>
      <text:p text:style-name="P20">Remember that the contingency management is a two level process. First the help is requested from nodal account. If nodal account does not have anything to offer then the same is forwarded to losses budget.</text:p>
      <text:h text:style-name="P6" text:outline-level="4">End of Period Introspection</text:h>
      <text:p text:style-name="P20">End of year job is to analyse the performance of business, in terms of </text:p>
      <text:list xml:id="list769107830" text:style-name="WWNum70">
        <text:list-item>
          <text:p text:style-name="P90">Total budget provision, one or more amendments in it during the year and total consumption of provisioned capital and determination of reasons for additional/lesser consumption than initial provisioned budget and its correlation with business growth.</text:p>
        </text:list-item>
        <text:list-item>
          <text:p text:style-name="P90">Total provision for purchase cost, one or more amendments is it and finally determination of reasons for more/lesser consumption and its correlation with business growth.</text:p>
        </text:list-item>
        <text:list-item>
          <text:p text:style-name="P90">Initial total provision for various benefits, periodic amendments in it and determination of reasons for the same and correlation with growth.</text:p>
        </text:list-item>
        <text:list-item>
          <text:p text:style-name="P90">Total provision for all other business headers and more/less consumption against the initial provision and determination of reasons for variation in consumption and correlation with business growth.</text:p>
        </text:list-item>
        <text:list-item>
          <text:p text:style-name="P90"><text:soft-page-break/>Actual revenue registered against the predicted figure and determination of reasons behind more/less revenue than predicted and its correlation with business growth.</text:p>
        </text:list-item>
        <text:list-item>
          <text:p text:style-name="P90">Actual profit registered against the predicted figure and determination of reasons behind more/less profit than predicted and its correlation with business growth.</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Calibri" svg:font-family="Calibri"/>
    <style:font-face style:name="Arial Unicode MS1" svg:font-family="'Arial Unicode MS'" style:font-family-generic="swiss"/>
    <style:font-face style:name="Courier New1" svg:font-family="'Courier New'" style:font-adornments="Regular" style:font-pitch="variable"/>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draw:stroke-dash draw:name="Dashed_20__28_var_29__20_2" draw:display-name="Dashed (var) 2" draw:style="rect" draw:dots1="1" draw:dots1-length="4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Calibri2" style:font-family-asian="Calibri"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Calibri2" style:font-family-asian="Calibri"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Calibri2" style:font-family-asian="Calibri"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Calibri2" style:font-family-asian="Calibri"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Calibri2" style:font-family-asian="Calibri"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Calibri2" style:font-family-asian="Calibri"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Mangal" style:font-family-complex="Mangal" style:font-family-generic-complex="system" style:font-pitch-complex="variable" style:font-size-complex="16pt"/>
    </style:style>
    <style:style style:name="Index_20_Link" style:display-name="Index Link"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7" style:display-name="ListLabel 3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2" style:display-name="ListLabel 2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style:font-name="Calibri"/>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style:font-name="Calibri"/>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13</text:page-number></text:span><text:span text:style-name="MT3"><text:s/>| </text:span><text:span text:style-name="MT3"><text:page-count style:num-format="1">13</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Elements of subscription ecosystem</dc:title>
    <dc:date>2020-10-03T18:09:25.616586469</dc:date>
    <meta:editing-duration>PT11M35S</meta:editing-duration>
    <meta:editing-cycles>8</meta:editing-cycles>
    <meta:generator>LibreOffice/7.0.1.2$MacOSX_X86_64 LibreOffice_project/7cbcfc562f6eb6708b5ff7d7397325de9e764452</meta:generator>
    <meta:document-statistic meta:table-count="0" meta:image-count="0" meta:object-count="0" meta:page-count="13" meta:paragraph-count="191" meta:word-count="5704" meta:character-count="35275" meta:non-whitespace-character-count="29790"/>
    <meta:template xlink:type="simple" xlink:actuate="onRequest" xlink:title="" xlink:href="../Master.odm" meta:date="2020-10-03T17:57:49.738965583"/>
  </office:meta>
</office:document-meta>
</file>